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5.6611in" style:use-optimal-column-width="false"/>
    </style:style>
    <style:style style:name="Table1" style:family="table" style:master-page-name="MP0">
      <style:table-properties style:width="7.4083in" fo:margin-left="-0.4708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 fo:color="#000000"/>
    </style:style>
    <style:style style:name="TableCell7" style:family="table-cell">
      <style:table-cell-properties fo:border="none" style:writing-mode="lr-tb" fo:padding-top="0in" fo:padding-left="0.0069in" fo:padding-bottom="0in" fo:padding-right="0.0069in"/>
    </style:style>
    <style:style style:name="P8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6" style:parent-style-name="Fuentedepárrafopredeter." style:family="text">
      <style:text-properties style:font-name="Candara" fo:color="#000000"/>
    </style:style>
    <style:style style:name="T17" style:parent-style-name="Fuentedepárrafopredeter." style:family="text">
      <style:text-properties style:font-name="Candara" fo:color="#000000" fo:language="en" fo:country="US"/>
    </style:style>
    <style:style style:name="T18" style:parent-style-name="Fuentedepárrafopredeter." style:family="text">
      <style:text-properties style:font-name="Candara" fo:color="#000000"/>
    </style:style>
    <style:style style:name="P19" style:parent-style-name="PreformattedText" style:family="paragraph">
      <style:text-properties style:font-name="Candara" fo:color="#000000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" style:parent-style-name="PreformattedText" style:family="paragraph">
      <style:text-properties style:font-name="Candara" fo:color="#000000" fo:language="en" fo:country="US"/>
    </style:style>
    <style:style style:name="P22" style:parent-style-name="PreformattedText" style:family="paragraph">
      <style:text-properties style:font-name="Candara" fo:color="#000000" fo:language="en" fo:country="US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PreformattedText" style:family="paragraph">
      <style:text-properties style:font-name="Candara" fo:color="#000000" fo:language="en" fo:country="US"/>
    </style:style>
    <style:style style:name="P26" style:parent-style-name="PreformattedText" style:family="paragraph">
      <style:text-properties style:font-name="Candara" fo:color="#000000" fo:language="en" fo:country="US"/>
    </style:style>
    <style:style style:name="TableCell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2" style:parent-style-name="HTMLconformatoprevio" style:family="paragraph">
      <style:paragraph-properties fo:background-color="#FFFFFF"/>
    </style:style>
    <style:style style:name="T33" style:parent-style-name="Fuentedepárrafopredeter." style:family="text">
      <style:text-properties style:font-name="Candara" style:font-style-complex="italic" fo:color="#000000" fo:language="en" fo:country="US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PreformattedText" style:family="paragraph">
      <style:text-properties style:font-name="Candara" fo:color="#000000" fo:language="en" fo:country="US"/>
    </style:style>
    <style:style style:name="T37" style:parent-style-name="Fuentedepárrafopredeter." style:family="text">
      <style:text-properties style:font-name="Candara" fo:color="#000000" fo:language="en" fo:country="US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3" style:parent-style-name="HTMLconformatoprevio" style:family="paragraph">
      <style:paragraph-properties fo:background-color="#FFFFFF"/>
    </style:style>
    <style:style style:name="T44" style:parent-style-name="Fuentedepárrafopredeter." style:family="text">
      <style:text-properties style:font-name="Candara" fo:color="#000000" fo:language="en" fo:country="US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PreformattedText" style:family="paragraph">
      <style:text-properties style:font-name="Candara" fo:color="#000000" fo:language="en" fo:country="US"/>
    </style:style>
    <style:style style:name="P48" style:parent-style-name="PreformattedText" style:family="paragraph">
      <style:text-properties style:font-name="Candara" fo:color="#000000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HTMLconformatoprevio" style:family="paragraph">
      <style:paragraph-properties fo:background-color="#FFFFFF"/>
      <style:text-properties style:font-name="Candara" fo:color="#000000"/>
    </style:style>
    <style:style style:name="P51" style:parent-style-name="HTMLconformatoprevio" style:family="paragraph">
      <style:paragraph-properties fo:background-color="#FFFFFF"/>
      <style:text-properties style:font-name="Candara" fo:color="#000000"/>
    </style:style>
    <style:style style:name="P52" style:parent-style-name="HTMLconformatoprevio" style:family="paragraph">
      <style:paragraph-properties fo:background-color="#FFFFFF"/>
      <style:text-properties style:font-name="Candara" fo:color="#000000"/>
    </style:style>
    <style:style style:name="TableRow53" style:family="table-row">
      <style:table-row-properties style:min-row-height="0.2027in"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PreformattedText" style:family="paragraph">
      <style:text-properties style:font-name="Candara" fo:color="#000000" fo:language="en" fo:country="US"/>
    </style:style>
    <style:style style:name="T56" style:parent-style-name="Fuentedepárrafopredeter." style:family="text">
      <style:text-properties style:font-name="Candara" fo:color="#000000" fo:language="en" fo:country="US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9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60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61" style:family="table-row">
      <style:table-row-properties style:min-row-height="0.2027in"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PreformattedText" style:family="paragraph">
      <style:text-properties style:font-name="Candara" fo:color="#000000" fo:language="en" fo:country="US"/>
    </style:style>
    <style:style style:name="T64" style:parent-style-name="Fuentedepárrafopredeter." style:family="text">
      <style:text-properties style:font-name="Candara" fo:color="#000000" fo:language="en" fo:country="US"/>
    </style:style>
    <style:style style:name="TableCell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67" style:parent-style-name="HTMLconformatoprevio" style:family="paragraph">
      <style:paragraph-properties fo:background-color="#FFFFFF"/>
    </style:style>
    <style:style style:name="T68" style:parent-style-name="Fuentedepárrafopredeter." style:family="text">
      <style:text-properties style:font-name="Candara" fo:color="#000000" fo:language="en" fo:country="US"/>
    </style:style>
    <style:style style:name="T69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ableRow70" style:family="table-row">
      <style:table-row-properties style:min-row-height="0.2027in" style:use-optimal-row-height="false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PreformattedText" style:family="paragraph">
      <style:text-properties style:font-name="Candara" fo:color="#000000" fo:language="en" fo:country="US"/>
    </style:style>
    <style:style style:name="P73" style:parent-style-name="PreformattedText" style:family="paragraph">
      <style:text-properties style:font-name="Candara" fo:color="#000000" fo:language="en" fo:country="US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8" style:family="table-row">
      <style:table-row-properties style:min-row-height="0.2027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PreformattedText" style:family="paragraph">
      <style:text-properties style:font-name="Candara" fo:color="#000000" fo:language="en" fo:country="US"/>
    </style:style>
    <style:style style:name="P81" style:parent-style-name="PreformattedText" style:family="paragraph">
      <style:text-properties style:font-name="Candara" fo:color="#000000" fo:language="en" fo:country="US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HTMLconformatoprevio" style:family="paragraph">
      <style:paragraph-properties fo:background-color="#FFFFFF"/>
      <style:text-properties style:font-name="Candara" fo:color="#000000"/>
    </style:style>
    <style:style style:name="P84" style:parent-style-name="HTMLconformatoprevio" style:family="paragraph">
      <style:paragraph-properties fo:background-color="#FFFFFF"/>
      <style:text-properties style:font-name="Candara" fo:color="#000000"/>
    </style:style>
    <style:style style:name="P8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86" style:family="table-row">
      <style:table-row-properties style:min-row-height="0.2027in" style:use-optimal-row-height="false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PreformattedText" style:family="paragraph">
      <style:text-properties style:font-name="Candara" fo:color="#000000" fo:language="en" fo:country="US"/>
    </style:style>
    <style:style style:name="T89" style:parent-style-name="Fuentedepárrafopredeter." style:family="text">
      <style:text-properties style:font-name="Candara" fo:color="#000000" fo:language="en" fo:country="US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1" style:parent-style-name="HTMLconformatoprevio" style:family="paragraph">
      <style:paragraph-properties fo:background-color="#FFFFFF"/>
      <style:text-properties style:font-name="Candara" fo:color="#000000"/>
    </style:style>
    <style:style style:name="P92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93" style:family="table-row">
      <style:table-row-properties style:min-row-height="0.2027in" style:use-optimal-row-height="false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PreformattedText" style:family="paragraph">
      <style:text-properties style:font-name="Candara" fo:color="#000000" fo:language="en" fo:country="US"/>
    </style:style>
    <style:style style:name="P96" style:parent-style-name="PreformattedText" style:family="paragraph">
      <style:text-properties style:font-name="Candara" fo:color="#000000" fo:language="en" fo:country="US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HTMLconformatoprevio" style:family="paragraph">
      <style:paragraph-properties fo:background-color="#FFFFFF"/>
      <style:text-properties style:font-name="Candara" fo:color="#000000"/>
    </style:style>
    <style:style style:name="TableRow99" style:family="table-row">
      <style:table-row-properties style:min-row-height="0.2027in"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PreformattedText" style:family="paragraph">
      <style:text-properties style:font-name="Candara" fo:color="#000000" fo:language="en" fo:country="US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04" style:family="table-row">
      <style:table-row-properties style:min-row-height="0.2826in"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PreformattedText" style:family="paragraph">
      <style:text-properties style:font-name="Candara" fo:color="#000000" fo:language="en" fo:country="US"/>
    </style:style>
    <style:style style:name="TableCell1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P109" style:parent-style-name="PreformattedText" style:family="paragraph">
      <style:text-properties style:font-name="Candara" fo:color="#000000" fo:language="en" fo:country="US"/>
    </style:style>
    <style:style style:name="P110" style:parent-style-name="PreformattedText" style:family="paragraph">
      <style:text-properties style:font-name="Candara" fo:color="#000000" fo:language="en" fo:country="US"/>
    </style:style>
    <style:style style:name="P111" style:parent-style-name="PreformattedText" style:family="paragraph">
      <style:text-properties style:font-name="Candara" fo:color="#000000" fo:language="en" fo:country="US"/>
    </style:style>
    <style:style style:name="TableColumn113" style:family="table-column">
      <style:table-column-properties style:column-width="1.5506in" style:use-optimal-column-width="false"/>
    </style:style>
    <style:style style:name="TableColumn114" style:family="table-column">
      <style:table-column-properties style:column-width="5.8576in" style:use-optimal-column-width="false"/>
    </style:style>
    <style:style style:name="Table112" style:family="table">
      <style:table-properties style:width="7.4083in" fo:margin-left="-0.4708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2" style:parent-style-name="PreformattedText" style:family="paragraph">
      <style:text-properties style:font-name="Candara" fo:color="#000000"/>
    </style:style>
    <style:style style:name="P123" style:parent-style-name="PreformattedText" style:family="paragraph">
      <style:text-properties style:font-name="Candara" fo:color="#000000"/>
    </style:style>
    <style:style style:name="TableCell1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5" style:parent-style-name="PreformattedText" style:family="paragraph">
      <style:text-properties style:font-name="Candara" fo:color="#000000" fo:language="en" fo:country="US"/>
    </style:style>
    <style:style style:name="P12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2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2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PreformattedText" style:family="paragraph">
      <style:text-properties style:font-name="Candara" fo:color="#000000" fo:language="en" fo:country="US"/>
    </style:style>
    <style:style style:name="P132" style:parent-style-name="PreformattedText" style:family="paragraph">
      <style:text-properties style:font-name="Candara" fo:color="#000000" fo:language="en" fo:country="US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4" style:parent-style-name="HTMLconformatoprevio" style:family="paragraph">
      <style:paragraph-properties fo:background-color="#FFFFFF"/>
      <style:text-properties style:font-name="Candara" fo:color="#000000"/>
    </style:style>
    <style:style style:name="P135" style:parent-style-name="HTMLconformatoprevio" style:family="paragraph">
      <style:paragraph-properties fo:background-color="#FFFFFF"/>
      <style:text-properties style:font-name="Candara" fo:color="#000000"/>
    </style:style>
    <style:style style:name="P136" style:parent-style-name="HTMLconformatoprevio" style:family="paragraph">
      <style:paragraph-properties fo:background-color="#FFFFFF"/>
      <style:text-properties style:font-name="Candara" fo:color="#000000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9" style:parent-style-name="PreformattedText" style:family="paragraph">
      <style:text-properties style:font-name="Candara" fo:color="#000000" fo:language="en" fo:country="US"/>
    </style:style>
    <style:style style:name="P140" style:parent-style-name="PreformattedText" style:family="paragraph">
      <style:text-properties style:font-name="Candara" fo:color="#000000" fo:language="en" fo:country="US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43" style:parent-style-name="PreformattedText" style:family="paragraph">
      <style:text-properties style:font-name="Candara" fo:color="#000000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6" style:parent-style-name="PreformattedText" style:family="paragraph">
      <style:text-properties style:font-name="Candara" fo:color="#000000" fo:language="en" fo:country="US"/>
    </style:style>
    <style:style style:name="T147" style:parent-style-name="Fuentedepárrafopredeter." style:family="text">
      <style:text-properties style:font-name="Candara" fo:color="#000000" fo:language="en" fo:country="US"/>
    </style:style>
    <style:style style:name="TableCell1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50" style:parent-style-name="HTMLconformatoprevio" style:family="paragraph">
      <style:paragraph-properties fo:background-color="#FFFFFF"/>
    </style:style>
    <style:style style:name="T151" style:parent-style-name="Fuentedepárrafopredeter." style:family="text">
      <style:text-properties style:font-name="Candara" fo:color="#000000" fo:language="en" fo:country="US"/>
    </style:style>
    <style:style style:name="T152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153" style:parent-style-name="Fuentedepárrafopredeter." style:family="text">
      <style:text-properties style:font-name="Candara" fo:color="#000000" fo:language="en" fo:country="US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PreformattedText" style:family="paragraph">
      <style:text-properties style:font-name="Candara" fo:color="#000000" fo:language="en" fo:country="US"/>
    </style:style>
    <style:style style:name="P157" style:parent-style-name="PreformattedText" style:family="paragraph">
      <style:text-properties style:font-name="Candara" fo:color="#000000" fo:language="en" fo:country="US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60" style:parent-style-name="HTMLconformatoprevio" style:family="paragraph">
      <style:paragraph-properties fo:background-color="#FFFFFF"/>
    </style:style>
    <style:style style:name="T161" style:parent-style-name="Fuentedepárrafopredeter." style:family="text">
      <style:text-properties style:font-name="Candara" fo:color="#000000" fo:language="en" fo:country="US"/>
    </style:style>
    <style:style style:name="T162" style:parent-style-name="Fuentedepárrafopredeter." style:family="text">
      <style:text-properties style:font-name="Candara" fo:color="#000000" fo:language="en" fo:country="US"/>
    </style:style>
    <style:style style:name="T163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164" style:parent-style-name="Fuentedepárrafopredeter." style:family="text">
      <style:text-properties style:font-name="Candara" fo:color="#000000" fo:language="en" fo:country="US"/>
    </style:style>
    <style:style style:name="TableRow165" style:family="table-row">
      <style:table-row-properties style:min-row-height="0.2027in"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7" style:parent-style-name="PreformattedText" style:family="paragraph">
      <style:text-properties style:font-name="Candara" fo:color="#000000" fo:language="en" fo:country="US"/>
    </style:style>
    <style:style style:name="T168" style:parent-style-name="Fuentedepárrafopredeter." style:family="text">
      <style:text-properties style:font-name="Candara" fo:color="#000000" fo:language="en" fo:country="US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0" style:parent-style-name="HTMLconformatoprevio" style:family="paragraph">
      <style:paragraph-properties fo:background-color="#FFFFFF"/>
      <style:text-properties style:font-name="Candara" fo:font-style="italic" style:font-style-asian="italic" style:font-style-complex="italic" fo:color="#000000" fo:language="en" fo:country="US"/>
    </style:style>
    <style:style style:name="P17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72" style:parent-style-name="HTMLconformatoprevio" style:family="paragraph">
      <style:paragraph-properties fo:background-color="#FFFFFF"/>
    </style:style>
    <style:style style:name="T173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174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175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176" style:parent-style-name="Fuentedepárrafopredeter." style:family="text">
      <style:text-properties style:font-name="Candara" fo:color="#000000" fo:language="en" fo:country="US"/>
    </style:style>
    <style:style style:name="T177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178" style:parent-style-name="Fuentedepárrafopredeter." style:family="text">
      <style:text-properties style:font-name="Candara" fo:color="#000000" fo:language="en" fo:country="US"/>
    </style:style>
    <style:style style:name="T179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180" style:parent-style-name="Fuentedepárrafopredeter." style:family="text">
      <style:text-properties style:font-name="Candara" fo:color="#000000" fo:language="en" fo:country="US"/>
    </style:style>
    <style:style style:name="T181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182" style:parent-style-name="Fuentedepárrafopredeter." style:family="text">
      <style:text-properties style:font-name="Candara" fo:color="#000000" fo:language="en" fo:country="US"/>
    </style:style>
    <style:style style:name="P18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84" style:parent-style-name="HTMLconformatoprevio" style:family="paragraph">
      <style:paragraph-properties fo:background-color="#FFFFFF"/>
    </style:style>
    <style:style style:name="T185" style:parent-style-name="Fuentedepárrafopredeter." style:family="text">
      <style:text-properties style:font-name="Candara" fo:color="#000000"/>
    </style:style>
    <style:style style:name="T186" style:parent-style-name="Fuentedepárrafopredeter." style:family="text">
      <style:text-properties style:font-name="Candara" fo:color="#000000" fo:language="en" fo:country="US"/>
    </style:style>
    <style:style style:name="P187" style:parent-style-name="HTMLconformatoprevio" style:family="paragraph">
      <style:paragraph-properties fo:background-color="#FFFFFF"/>
      <style:text-properties style:font-name="Candara" fo:color="#000000"/>
    </style:style>
    <style:style style:name="P188" style:parent-style-name="HTMLconformatoprevio" style:family="paragraph">
      <style:paragraph-properties fo:background-color="#FFFFFF"/>
      <style:text-properties style:font-name="Candara" fo:color="#000000"/>
    </style:style>
    <style:style style:name="P189" style:parent-style-name="HTMLconformatoprevio" style:family="paragraph">
      <style:paragraph-properties fo:background-color="#FFFFFF"/>
      <style:text-properties style:font-name="Candara" fo:color="#000000"/>
    </style:style>
    <style:style style:name="P19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91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4" style:parent-style-name="PreformattedText" style:family="paragraph">
      <style:text-properties style:font-name="Candara" fo:color="#000000" fo:language="en" fo:country="US"/>
    </style:style>
    <style:style style:name="TableCell19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6" style:parent-style-name="PreformattedText" style:family="paragraph">
      <style:text-properties style:font-name="Candara" fo:color="#000000" fo:language="en" fo:country="US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9" style:parent-style-name="PreformattedText" style:family="paragraph">
      <style:text-properties style:font-name="Candara" fo:color="#000000" fo:language="en" fo:country="US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1" style:parent-style-name="PreformattedText" style:family="paragraph">
      <style:text-properties style:font-name="Candara" fo:color="#000000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PreformattedText" style:family="paragraph">
      <style:text-properties style:font-name="Candara" fo:color="#000000" fo:language="en" fo:country="US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6" style:parent-style-name="PreformattedText" style:family="paragraph">
      <style:text-properties style:font-name="Candara" fo:color="#000000" fo:language="en" fo:country="US"/>
    </style:style>
    <style:style style:name="P207" style:parent-style-name="PreformattedText" style:family="paragraph">
      <style:text-properties style:font-name="Candara" fo:color="#000000" fo:language="en" fo:country="US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0" style:parent-style-name="PreformattedText" style:family="paragraph">
      <style:text-properties style:font-name="Candara" fo:color="#000000" fo:language="en" fo:country="US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2" style:parent-style-name="PreformattedText" style:family="paragraph">
      <style:text-properties style:font-name="Candara" fo:color="#000000" fo:language="en" fo:country="US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7" style:parent-style-name="PreformattedText" style:family="paragraph">
      <style:text-properties style:font-name="Candara" fo:color="#000000" fo:language="en" fo:country="US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PreformattedText" style:family="paragraph">
      <style:text-properties style:font-name="Candara" fo:color="#000000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2" style:parent-style-name="PreformattedText" style:family="paragraph">
      <style:text-properties style:font-name="Candara" fo:color="#000000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PreformattedText" style:family="paragraph">
      <style:text-properties style:font-name="Candara" fo:color="#000000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7" style:parent-style-name="PreformattedText" style:family="paragraph">
      <style:text-properties style:font-name="Candara" fo:color="#000000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2" style:parent-style-name="PreformattedText" style:family="paragraph">
      <style:text-properties style:font-name="Candara" fo:color="#000000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7" style:parent-style-name="PreformattedText" style:family="paragraph">
      <style:text-properties style:font-name="Candara" fo:color="#000000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2" style:parent-style-name="PreformattedText" style:family="paragraph">
      <style:text-properties style:font-name="Candara" fo:color="#000000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7" style:parent-style-name="PreformattedText" style:family="paragraph">
      <style:text-properties style:font-name="Candara" fo:color="#000000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2" style:parent-style-name="PreformattedText" style:family="paragraph">
      <style:text-properties style:font-name="Candara" fo:color="#000000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7" style:parent-style-name="PreformattedText" style:family="paragraph">
      <style:text-properties style:font-name="Candara" fo:color="#000000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2" style:parent-style-name="PreformattedText" style:family="paragraph">
      <style:text-properties style:font-name="Candara" fo:color="#000000"/>
    </style:style>
    <style:style style:name="P263" style:parent-style-name="Standard" style:family="paragraph">
      <style:text-properties style:font-name="Candara" fo:color="#000000" fo:font-size="10pt" style:font-size-asian="10pt" style:font-size-complex="10pt"/>
    </style:style>
    <style:style style:name="P264" style:parent-style-name="PreformattedText" style:family="paragraph">
      <style:text-properties style:font-name="Candara" fo:color="#000000"/>
    </style:style>
    <style:style style:name="P265" style:parent-style-name="PreformattedText" style:family="paragraph">
      <style:text-properties style:font-name="Candara" fo:color="#000000"/>
    </style:style>
    <style:style style:name="P266" style:parent-style-name="PreformattedText" style:family="paragraph">
      <style:text-properties style:font-name="Candara" fo:color="#000000"/>
    </style:style>
    <style:style style:name="P267" style:parent-style-name="PreformattedText" style:family="paragraph">
      <style:text-properties style:font-name="Candara" fo:color="#000000"/>
    </style:style>
    <style:style style:name="P268" style:parent-style-name="PreformattedText" style:family="paragraph">
      <style:text-properties style:font-name="Candara" fo:color="#000000"/>
    </style:style>
    <style:style style:name="P269" style:parent-style-name="PreformattedText" style:family="paragraph">
      <style:text-properties style:font-name="Candara" fo:color="#000000"/>
    </style:style>
    <style:style style:name="P270" style:parent-style-name="PreformattedText" style:family="paragraph">
      <style:text-properties style:font-name="Candara" fo:color="#000000"/>
    </style:style>
    <style:style style:name="TableColumn272" style:family="table-column">
      <style:table-column-properties style:column-width="2.8333in" style:use-optimal-column-width="false"/>
    </style:style>
    <style:style style:name="TableColumn273" style:family="table-column">
      <style:table-column-properties style:column-width="4.575in" style:use-optimal-column-width="false"/>
    </style:style>
    <style:style style:name="Table271" style:family="table">
      <style:table-properties style:width="7.4083in" fo:margin-left="-0.4708in" table:align="left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6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2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78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PreformattedText" style:family="paragraph">
      <style:text-properties style:font-name="Candara" fo:color="#000000"/>
    </style:style>
    <style:style style:name="TableCell2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3" style:parent-style-name="PreformattedText" style:family="paragraph">
      <style:text-properties style:font-name="Candara" fo:color="#000000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PreformattedText" style:family="paragraph">
      <style:text-properties style:font-name="Candara" fo:color="#000000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8" style:parent-style-name="PreformattedText" style:family="paragraph">
      <style:text-properties style:font-name="Candara" fo:color="#000000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1" style:parent-style-name="PreformattedText" style:family="paragraph">
      <style:text-properties style:font-name="Candara" fo:color="#000000"/>
    </style:style>
    <style:style style:name="TableCell2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3" style:parent-style-name="PreformattedText" style:family="paragraph">
      <style:text-properties style:font-name="Candara" fo:color="#000000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PreformattedText" style:family="paragraph">
      <style:text-properties style:font-name="Candara" fo:color="#000000"/>
    </style:style>
    <style:style style:name="TableCell2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8" style:parent-style-name="PreformattedText" style:family="paragraph">
      <style:text-properties style:font-name="Candara" fo:color="#000000"/>
    </style:style>
    <style:style style:name="TableRow299" style:family="table-row">
      <style:table-row-properties style:min-row-height="0.2027in" style:use-optimal-row-height="false"/>
    </style:style>
    <style:style style:name="TableCell3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PreformattedText" style:family="paragraph">
      <style:text-properties style:font-name="Candara" fo:color="#000000"/>
    </style:style>
    <style:style style:name="TableCell3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3" style:parent-style-name="PreformattedText" style:family="paragraph">
      <style:paragraph-properties fo:margin-right="-0.1576in"/>
      <style:text-properties style:font-name="Candara" fo:color="#00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6" style:parent-style-name="PreformattedText" style:family="paragraph">
      <style:text-properties style:font-name="Candara" fo:color="#000000"/>
    </style:style>
    <style:style style:name="TableCell3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8" style:parent-style-name="PreformattedText" style:family="paragraph">
      <style:text-properties style:font-name="Candara" fo:color="#000000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1" style:parent-style-name="PreformattedText" style:family="paragraph">
      <style:text-properties style:font-name="Candara" fo:color="#000000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3" style:parent-style-name="PreformattedText" style:family="paragraph">
      <style:text-properties style:font-name="Candara" fo:color="#000000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text-properties style:font-name="Candara" style:font-name-complex="Liberation Mono" fo:color="#000000" fo:font-size="10pt" style:font-size-asian="10pt" style:font-size-complex="10pt" fo:background-color="#FFFFFF"/>
    </style:style>
    <style:style style:name="TableCell3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8" style:parent-style-name="PreformattedText" style:family="paragraph">
      <style:text-properties style:font-name="Candara" fo:color="#000000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1" style:parent-style-name="Standard" style:family="paragraph">
      <style:text-properties style:font-name="Candara" fo:color="#000000" fo:font-size="10pt" style:font-size-asian="10pt" style:font-size-complex="10pt" fo:background-color="#FFFFFF"/>
    </style:style>
    <style:style style:name="TableCell3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3" style:parent-style-name="PreformattedText" style:family="paragraph">
      <style:text-properties style:font-name="Candara" fo:color="#000000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6" style:parent-style-name="Standard" style:family="paragraph">
      <style:text-properties style:font-name="Candara" style:font-name-complex="Liberation Mono" fo:color="#000000" fo:font-size="10pt" style:font-size-asian="10pt" style:font-size-complex="10pt" fo:background-color="#FFFFFF"/>
    </style:style>
    <style:style style:name="TableCell3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28" style:parent-style-name="PreformattedText" style:family="paragraph">
      <style:text-properties style:font-name="Candara" fo:color="#000000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text-properties style:font-name="Candara" style:font-name-complex="Liberation Mono" fo:color="#000000" fo:font-size="10pt" style:font-size-asian="10pt" style:font-size-complex="10pt" fo:background-color="#FFFFFF"/>
    </style:style>
    <style:style style:name="TableCell3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3" style:parent-style-name="PreformattedText" style:family="paragraph">
      <style:text-properties style:font-name="Candara" fo:color="#000000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36" style:parent-style-name="Standard" style:family="paragraph">
      <style:text-properties style:font-name="Candara" style:font-name-complex="Liberation Mono" fo:color="#000000" fo:font-size="10pt" style:font-size-asian="10pt" style:font-size-complex="10pt" fo:background-color="#FFFFFF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Candara" style:font-name-complex="Liberation Mono" fo:color="#000000" fo:font-size="10pt" style:font-size-asian="10pt" style:font-size-complex="10pt"/>
    </style:style>
    <style:style style:name="P349" style:parent-style-name="Standard" style:family="paragraph">
      <style:text-properties style:font-name="Candara" fo:color="#000000" fo:font-size="10pt" style:font-size-asian="10pt" style:font-size-complex="10pt"/>
    </style:style>
    <style:style style:name="P350" style:parent-style-name="PreformattedText" style:family="paragraph">
      <style:text-properties style:font-name="Candara" fo:color="#000000"/>
    </style:style>
    <style:style style:name="P351" style:parent-style-name="PreformattedText" style:family="paragraph">
      <style:text-properties style:font-name="Candara" fo:color="#000000"/>
    </style:style>
    <style:style style:name="P352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P353" style:parent-style-name="PreformattedText" style:family="paragraph">
      <style:text-properties style:font-name="Candara" fo:color="#000000"/>
    </style:style>
    <style:style style:name="T354" style:parent-style-name="Fuentedepárrafopredeter." style:family="text">
      <style:text-properties style:font-name="Candara" fo:color="#000000" fo:language="en" fo:country="US"/>
    </style:style>
    <style:style style:name="T355" style:parent-style-name="Fuentedepárrafopredeter." style:family="text">
      <style:text-properties style:font-name="Arial" style:font-name-complex="Arial" fo:color="#000000" fo:language="en" fo:country="US"/>
    </style:style>
    <style:style style:name="T356" style:parent-style-name="Fuentedepárrafopredeter." style:family="text">
      <style:text-properties style:font-name="Candara" fo:color="#000000" fo:language="en" fo:country="US"/>
    </style:style>
    <style:style style:name="T357" style:parent-style-name="Fuentedepárrafopredeter." style:family="text">
      <style:text-properties style:font-name="Arial" style:font-name-complex="Arial" fo:color="#000000" fo:language="en" fo:country="US"/>
    </style:style>
    <style:style style:name="T358" style:parent-style-name="Fuentedepárrafopredeter." style:family="text">
      <style:text-properties style:font-name="Candara" fo:color="#000000" fo:language="en" fo:country="US"/>
    </style:style>
    <style:style style:name="T359" style:parent-style-name="Fuentedepárrafopredeter." style:family="text">
      <style:text-properties style:font-name="Arial" style:font-name-complex="Arial" fo:color="#000000" fo:language="en" fo:country="US"/>
    </style:style>
    <style:style style:name="T360" style:parent-style-name="Fuentedepárrafopredeter." style:family="text">
      <style:text-properties style:font-name="Candara" fo:color="#000000" fo:language="en" fo:country="US"/>
    </style:style>
    <style:style style:name="P361" style:parent-style-name="PreformattedText" style:family="paragraph">
      <style:text-properties style:font-name="Candara" fo:color="#000000" fo:language="en" fo:country="US"/>
    </style:style>
    <style:style style:name="T362" style:parent-style-name="Fuentedepárrafopredeter." style:family="text">
      <style:text-properties style:font-name="Candara" fo:color="#000000" fo:language="en" fo:country="US"/>
    </style:style>
    <style:style style:name="T363" style:parent-style-name="Fuentedepárrafopredeter." style:family="text">
      <style:text-properties style:font-name="Candara" fo:color="#000000" fo:language="en" fo:country="US"/>
    </style:style>
    <style:style style:name="T364" style:parent-style-name="Fuentedepárrafopredeter." style:family="text">
      <style:text-properties style:font-name="Arial" style:font-name-complex="Arial" fo:color="#000000" fo:language="en" fo:country="US"/>
    </style:style>
    <style:style style:name="T365" style:parent-style-name="Fuentedepárrafopredeter." style:family="text">
      <style:text-properties style:font-name="Candara" fo:color="#000000" fo:language="en" fo:country="US"/>
    </style:style>
    <style:style style:name="P366" style:parent-style-name="PreformattedText" style:family="paragraph">
      <style:text-properties style:font-name="Candara" fo:color="#000000" fo:language="en" fo:country="US"/>
    </style:style>
    <style:style style:name="T367" style:parent-style-name="Fuentedepárrafopredeter." style:family="text">
      <style:text-properties style:font-name="Candara" fo:color="#000000"/>
    </style:style>
    <style:style style:name="T368" style:parent-style-name="Fuentedepárrafopredeter." style:family="text">
      <style:text-properties style:font-name="Arial" style:font-name-complex="Arial" fo:color="#000000"/>
    </style:style>
    <style:style style:name="T369" style:parent-style-name="Fuentedepárrafopredeter." style:family="text">
      <style:text-properties style:font-name="Candara" fo:color="#000000"/>
    </style:style>
    <style:style style:name="T370" style:parent-style-name="Fuentedepárrafopredeter." style:family="text">
      <style:text-properties style:font-name="Candara" fo:color="#000000" fo:language="en" fo:country="US"/>
    </style:style>
    <style:style style:name="P371" style:parent-style-name="PreformattedText" style:family="paragraph">
      <style:text-properties style:font-name="Candara" fo:color="#000000" fo:language="en" fo:country="US"/>
    </style:style>
    <style:style style:name="T372" style:parent-style-name="Fuentedepárrafopredeter." style:family="text">
      <style:text-properties style:font-name="Candara" fo:color="#000000" fo:language="en" fo:country="US"/>
    </style:style>
    <style:style style:name="T373" style:parent-style-name="Fuentedepárrafopredeter." style:family="text">
      <style:text-properties style:font-name="Arial" style:font-name-complex="Arial" fo:color="#000000" fo:language="en" fo:country="US"/>
    </style:style>
    <style:style style:name="T374" style:parent-style-name="Fuentedepárrafopredeter." style:family="text">
      <style:text-properties style:font-name="Candara" fo:color="#000000" fo:language="en" fo:country="US"/>
    </style:style>
    <style:style style:name="T375" style:parent-style-name="Fuentedepárrafopredeter." style:family="text">
      <style:text-properties style:font-name="Arial" style:font-name-complex="Arial" fo:color="#000000" fo:language="en" fo:country="US"/>
    </style:style>
    <style:style style:name="T376" style:parent-style-name="Fuentedepárrafopredeter." style:family="text">
      <style:text-properties style:font-name="Candara" fo:color="#000000" fo:language="en" fo:country="US"/>
    </style:style>
    <style:style style:name="T377" style:parent-style-name="Fuentedepárrafopredeter." style:family="text">
      <style:text-properties style:font-name="Arial" style:font-name-complex="Arial" fo:color="#000000" fo:language="en" fo:country="US"/>
    </style:style>
    <style:style style:name="T378" style:parent-style-name="Fuentedepárrafopredeter." style:family="text">
      <style:text-properties style:font-name="Candara" fo:color="#000000" fo:language="en" fo:country="US"/>
    </style:style>
    <style:style style:name="T379" style:parent-style-name="Fuentedepárrafopredeter." style:family="text">
      <style:text-properties style:font-name="Arial" style:font-name-complex="Arial" fo:color="#000000" fo:language="en" fo:country="US"/>
    </style:style>
    <style:style style:name="T380" style:parent-style-name="Fuentedepárrafopredeter." style:family="text">
      <style:text-properties style:font-name="Candara" fo:color="#000000" fo:language="en" fo:country="US"/>
    </style:style>
    <style:style style:name="T381" style:parent-style-name="Fuentedepárrafopredeter." style:family="text">
      <style:text-properties style:font-name="Arial" style:font-name-complex="Arial" fo:color="#000000" fo:language="en" fo:country="US"/>
    </style:style>
    <style:style style:name="T382" style:parent-style-name="Fuentedepárrafopredeter." style:family="text">
      <style:text-properties style:font-name="Candara" fo:color="#000000" fo:language="en" fo:country="US"/>
    </style:style>
    <style:style style:name="T383" style:parent-style-name="Fuentedepárrafopredeter." style:family="text">
      <style:text-properties style:font-name="Candara" fo:color="#000000" fo:language="en" fo:country="US"/>
    </style:style>
    <style:style style:name="T384" style:parent-style-name="Fuentedepárrafopredeter." style:family="text">
      <style:text-properties style:font-name="Candara" fo:color="#000000" fo:language="en" fo:country="US"/>
    </style:style>
    <style:style style:name="T385" style:parent-style-name="Fuentedepárrafopredeter." style:family="text">
      <style:text-properties style:font-name="Arial" style:font-name-complex="Arial" fo:color="#000000" fo:language="en" fo:country="US"/>
    </style:style>
    <style:style style:name="T386" style:parent-style-name="Fuentedepárrafopredeter." style:family="text">
      <style:text-properties style:font-name="Candara" fo:color="#000000" fo:language="en" fo:country="US"/>
    </style:style>
    <style:style style:name="T387" style:parent-style-name="Fuentedepárrafopredeter." style:family="text">
      <style:text-properties style:font-name="Arial" style:font-name-complex="Arial" fo:color="#000000" fo:language="en" fo:country="US"/>
    </style:style>
    <style:style style:name="T388" style:parent-style-name="Fuentedepárrafopredeter." style:family="text">
      <style:text-properties style:font-name="Candara" fo:color="#000000" fo:language="en" fo:country="US"/>
    </style:style>
    <style:style style:name="T389" style:parent-style-name="Fuentedepárrafopredeter." style:family="text">
      <style:text-properties style:font-name="Candara" fo:color="#000000" fo:language="en" fo:country="US"/>
    </style:style>
    <style:style style:name="T390" style:parent-style-name="Fuentedepárrafopredeter." style:family="text">
      <style:text-properties style:font-name="Arial" style:font-name-complex="Arial" fo:color="#000000" fo:language="en" fo:country="US"/>
    </style:style>
    <style:style style:name="T391" style:parent-style-name="Fuentedepárrafopredeter." style:family="text">
      <style:text-properties style:font-name="Candara" fo:color="#000000" fo:language="en" fo:country="US"/>
    </style:style>
    <style:style style:name="P392" style:parent-style-name="PreformattedText" style:family="paragraph">
      <style:text-properties style:font-name="Candara" fo:color="#000000" fo:language="en" fo:country="US"/>
    </style:style>
    <style:style style:name="T393" style:parent-style-name="Fuentedepárrafopredeter." style:family="text">
      <style:text-properties style:font-name="Candara" fo:color="#000000"/>
    </style:style>
    <style:style style:name="T394" style:parent-style-name="Fuentedepárrafopredeter." style:family="text">
      <style:text-properties style:font-name="Arial" style:font-name-complex="Arial" fo:color="#000000"/>
    </style:style>
    <style:style style:name="T395" style:parent-style-name="Fuentedepárrafopredeter." style:family="text">
      <style:text-properties style:font-name="Candara" fo:color="#000000"/>
    </style:style>
    <style:style style:name="P396" style:parent-style-name="PreformattedText" style:family="paragraph">
      <style:text-properties style:font-name="Candara" fo:color="#000000"/>
    </style:style>
    <style:style style:name="T397" style:parent-style-name="Fuentedepárrafopredeter." style:family="text">
      <style:text-properties style:font-name="Candara" fo:color="#000000"/>
    </style:style>
    <style:style style:name="T398" style:parent-style-name="Fuentedepárrafopredeter." style:family="text">
      <style:text-properties style:font-name="Arial" style:font-name-complex="Arial" fo:color="#000000"/>
    </style:style>
    <style:style style:name="T399" style:parent-style-name="Fuentedepárrafopredeter." style:family="text">
      <style:text-properties style:font-name="Candara" fo:color="#000000"/>
    </style:style>
    <style:style style:name="P400" style:parent-style-name="PreformattedText" style:family="paragraph">
      <style:text-properties style:font-name="Candara" fo:color="#000000"/>
    </style:style>
    <style:style style:name="P401" style:parent-style-name="PreformattedText" style:family="paragraph">
      <style:text-properties style:font-name="Candara" fo:color="#000000"/>
    </style:style>
    <style:style style:name="P402" style:parent-style-name="PreformattedText" style:family="paragraph">
      <style:text-properties style:font-name="Candara" fo:color="#000000"/>
    </style:style>
    <style:style style:name="P403" style:parent-style-name="PreformattedText" style:family="paragraph">
      <style:text-properties style:font-name="Candara" fo:color="#000000"/>
    </style:style>
    <style:style style:name="P404" style:parent-style-name="PreformattedText" style:family="paragraph">
      <style:text-properties style:font-name="Candara" fo:color="#000000"/>
    </style:style>
    <style:style style:name="P405" style:parent-style-name="PreformattedText" style:family="paragraph">
      <style:text-properties style:font-name="Candara" fo:color="#000000"/>
    </style:style>
    <style:style style:name="T406" style:parent-style-name="Fuentedepárrafopredeter." style:family="text">
      <style:text-properties style:font-name="Candara" fo:color="#000000"/>
    </style:style>
    <style:style style:name="T407" style:parent-style-name="Fuentedepárrafopredeter." style:family="text">
      <style:text-properties style:font-name="Candara" fo:color="#000000" fo:language="en" fo:country="US"/>
    </style:style>
    <style:style style:name="T408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09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10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11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12" style:parent-style-name="SourceText" style:family="text">
      <style:text-properties style:font-name="Candara" fo:font-style="italic" style:font-style-asian="italic" style:font-style-complex="italic" fo:color="#000000"/>
    </style:style>
    <style:style style:name="T413" style:parent-style-name="SourceText" style:family="text">
      <style:text-properties style:font-name="Candara" fo:font-style="italic" style:font-style-asian="italic" style:font-style-complex="italic" fo:color="#000000"/>
    </style:style>
    <style:style style:name="P414" style:parent-style-name="PreformattedText" style:family="paragraph">
      <style:paragraph-properties fo:margin-bottom="0.1965in"/>
    </style:style>
    <style:style style:name="T415" style:parent-style-name="SourceText" style:family="text">
      <style:text-properties style:font-name="Candara" fo:font-style="italic" style:font-style-asian="italic" style:font-style-complex="italic" fo:color="#000000"/>
    </style:style>
    <style:style style:name="P416" style:parent-style-name="PreformattedText" style:family="paragraph">
      <style:text-properties style:font-name="Candara" fo:color="#000000"/>
    </style:style>
    <style:style style:name="T417" style:parent-style-name="Fuentedepárrafopredeter." style:family="text">
      <style:text-properties style:font-name="Candara" fo:color="#000000"/>
    </style:style>
    <style:style style:name="T418" style:parent-style-name="Fuentedepárrafopredeter." style:family="text">
      <style:text-properties style:font-name="Candara" fo:color="#000000" fo:language="en" fo:country="US"/>
    </style:style>
    <style:style style:name="T419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20" style:parent-style-name="SourceText" style:family="text">
      <style:text-properties style:font-name="Candara" fo:font-style="italic" style:font-style-asian="italic" style:font-style-complex="italic" fo:color="#000000" fo:language="en" fo:country="US"/>
    </style:style>
    <style:style style:name="T421" style:parent-style-name="SourceText" style:family="text">
      <style:text-properties style:font-name="Candara" fo:font-style="italic" style:font-style-asian="italic" style:font-style-complex="italic" fo:color="#000000"/>
    </style:style>
    <style:style style:name="T422" style:parent-style-name="SourceText" style:family="text">
      <style:text-properties style:font-name="Candara" fo:font-style="italic" style:font-style-asian="italic" style:font-style-complex="italic" fo:color="#000000"/>
    </style:style>
    <style:style style:name="T423" style:parent-style-name="SourceText" style:family="text">
      <style:text-properties style:font-name="Candara" fo:font-style="italic" style:font-style-asian="italic" style:font-style-complex="italic" fo:color="#000000"/>
    </style:style>
    <style:style style:name="T424" style:parent-style-name="SourceText" style:family="text">
      <style:text-properties style:font-name="Candara" fo:font-style="italic" style:font-style-asian="italic" style:font-style-complex="italic" fo:color="#000000"/>
    </style:style>
    <style:style style:name="P425" style:parent-style-name="PreformattedText" style:family="paragraph">
      <style:paragraph-properties fo:margin-bottom="0.1965in"/>
    </style:style>
    <style:style style:name="T426" style:parent-style-name="SourceText" style:family="text">
      <style:text-properties style:font-name="Candara" fo:font-style="italic" style:font-style-asian="italic" style:font-style-complex="italic" fo:color="#000000"/>
    </style:style>
    <style:style style:name="P427" style:parent-style-name="PreformattedText" style:family="paragraph">
      <style:text-properties style:font-name="Candara" fo:color="#000000"/>
    </style:style>
    <style:style style:name="P428" style:parent-style-name="PreformattedText" style:family="paragraph">
      <style:text-properties style:font-name="Candara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NDROID STUDIO (JAVA)</text:p>
          </table:table-cell>
          <table:table-cell table:style-name="TableCell7">
            <text:p text:style-name="P8"/>
          </table:table-cell>
        </table:table-row>
        <table:table-row table:style-name="TableRow9">
          <table:table-cell table:style-name="TableCell10">
            <text:p text:style-name="P11">ejercicio</text:p>
          </table:table-cell>
          <table:table-cell table:style-name="TableCell12">
            <text:p text:style-name="P13">tema</text:p>
          </table:table-cell>
        </table:table-row>
        <table:table-row table:style-name="TableRow14">
          <table:table-cell table:style-name="TableCell15">
            <text:p text:style-name="PreformattedText"><text:span text:style-name="T16">/u2/</text:span><text:span text:style-name="T17">…/</text:span><text:span text:style-name="T18">rittz</text:span></text:p>
            <text:p text:style-name="P19">/PROPINATOR/</text:p>
          </table:table-cell>
          <table:table-cell table:style-name="TableCell20">
            <text:p text:style-name="P21">Numeric Button handler(:45)</text:p>
            <text:p text:style-name="P22">numérico, botón handler(:45)</text:p>
          </table:table-cell>
        </table:table-row>
        <table:table-row table:style-name="TableRow23">
          <table:table-cell table:style-name="TableCell24">
            <text:p text:style-name="P25">/u2/…/rittz</text:p>
            <text:p text:style-name="P26">/ROCKPAPERSCISSORS/</text:p>
          </table:table-cell>
          <table:table-cell table:style-name="TableCell27">
            <text:p text:style-name="P28">trigger Restart Actions disparador de reseteo (:66)</text:p>
            <text:p text:style-name="P29">alert confirm alert dialog<text:s/>builder (:79)<text:s/></text:p>
            <text:p text:style-name="P30">enum selection selección (:26)</text:p>
            <text:p text:style-name="P31">handler manejador ( rockPaperScissorsHandler Piedra papel (:127)</text:p>
            <text:p text:style-name="P32"><text:span text:style-name="T33">assigning Selection by user selección usuario Selection (:157)</text:span></text:p>
          </table:table-cell>
        </table:table-row>
        <table:table-row table:style-name="TableRow34">
          <table:table-cell table:style-name="TableCell35">
            <text:p text:style-name="P36">/u2/…/rittz</text:p>
            <text:p text:style-name="PreformattedText"><text:span text:style-name="T37">/CITAS/</text:span></text:p>
          </table:table-cell>
          <table:table-cell table:style-name="TableCell38">
            <text:p text:style-name="P39">Calendar calendario instance (:53)<text:s/></text:p>
            <text:p text:style-name="P40">date picker<text:s/>datePicker fecha (:63)<text:s/></text:p>
            <text:p text:style-name="P41">onDateSet date set (:68)<text:s/></text:p>
            <text:p text:style-name="P42">timePickerDialog time picker dialog<text:s/>(:99)<text:line-break/>alert dialog builder alerta (:137)</text:p>
            <text:p text:style-name="P43"><text:span text:style-name="T44">myFragment fragment (:189)</text:span></text:p>
          </table:table-cell>
        </table:table-row>
        <table:table-row table:style-name="TableRow45">
          <table:table-cell table:style-name="TableCell46">
            <text:p text:style-name="P47">/u2/…/rittz</text:p>
            <text:p text:style-name="P48">/NAME COLORS/</text:p>
          </table:table-cell>
          <table:table-cell table:style-name="TableCell49">
            <text:p text:style-name="P50">setOnSeekBarChangeListener(:77)</text:p>
            <text:p text:style-name="P51">onProgressChanged (:79)</text:p>
            <text:p text:style-name="P52">onStartTrackingTouch seekbar(:72)</text:p>
          </table:table-cell>
        </table:table-row>
        <table:table-row table:style-name="TableRow53">
          <table:table-cell table:style-name="TableCell54">
            <text:p text:style-name="P55">/u2/…/rittz</text:p>
            <text:p text:style-name="PreformattedText"><text:span text:style-name="T56">/FIBONACCI LAUNCHER/</text:span></text:p>
          </table:table-cell>
          <table:table-cell table:style-name="TableCell57">
            <text:p text:style-name="P58">ActivityResultLauncher laucher (:36)</text:p>
            <text:p text:style-name="P59">Intent.getStringExtra (ACTIVITY_2 :23)</text:p>
            <text:p text:style-name="P60">putExtra(ACTIVITY_2 :39)</text:p>
          </table:table-cell>
        </table:table-row>
        <table:table-row table:style-name="TableRow61">
          <table:table-cell table:style-name="TableCell62">
            <text:p text:style-name="P63">/u2/…/rittz</text:p>
            <text:p text:style-name="PreformattedText"><text:span text:style-name="T64">/ICE CREAM/</text:span></text:p>
          </table:table-cell>
          <table:table-cell table:style-name="TableCell65">
            <text:p text:style-name="P66">Container containersList (:30)<text:line-break/>ArrayAdapter&lt;Container&gt; (:35)</text:p>
            <text:p text:style-name="P67"><text:span text:style-name="T68">crear<text:s/></text:span><text:span text:style-name="T69">spinnerContainer (:29)</text:span></text:p>
          </table:table-cell>
        </table:table-row>
        <table:table-row table:style-name="TableRow70">
          <table:table-cell table:style-name="TableCell71">
            <text:p text:style-name="P72">/u3/…/rittz</text:p>
            <text:p text:style-name="P73">/IMPLICIT INTENTS/</text:p>
          </table:table-cell>
          <table:table-cell table:style-name="TableCell74">
            <text:p text:style-name="P75">Implicit intents<text:s/>.setData (:43)</text:p>
            <text:p text:style-name="P76">ACTION_DIAL , DIAL_OUT (:34)</text:p>
            <text:p text:style-name="P77"/>
          </table:table-cell>
        </table:table-row>
        <table:table-row table:style-name="TableRow78">
          <table:table-cell table:style-name="TableCell79">
            <text:p text:style-name="P80">/u3/…/rittz</text:p>
            <text:p text:style-name="P81">/LETTER ANALYSIS/</text:p>
          </table:table-cell>
          <table:table-cell table:style-name="TableCell82">
            <text:p text:style-name="P83">ActivityResultLauncher (:33)</text:p>
            <text:p text:style-name="P84"/>
            <text:p text:style-name="P85"/>
          </table:table-cell>
        </table:table-row>
        <table:table-row table:style-name="TableRow86">
          <table:table-cell table:style-name="TableCell87">
            <text:p text:style-name="P88">/u3/…/rittz</text:p>
            <text:p text:style-name="PreformattedText"><text:span text:style-name="T89">/LETTER ANALYSIS/</text:span></text:p>
          </table:table-cell>
          <table:table-cell table:style-name="TableCell90">
            <text:p text:style-name="P91">setMax</text:p>
            <text:p text:style-name="P92"/>
          </table:table-cell>
        </table:table-row>
        <table:table-row table:style-name="TableRow93">
          <table:table-cell table:style-name="TableCell94">
            <text:p text:style-name="P95">/u3/…/rittz</text:p>
            <text:p text:style-name="P96">/MONSTER/</text:p>
          </table:table-cell>
          <table:table-cell table:style-name="TableCell97">
            <text:p text:style-name="P98">Serializable (ACTIVITY 2 :24)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</table:table>
      <text:p text:style-name="P109"/>
      <text:p text:style-name="P110"/>
      <text:p text:style-name="P111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LOCALIZACIÓN</text:p>
          </table:table-cell>
          <table:table-cell table:style-name="TableCell118">
            <text:p text:style-name="P119">FUNCIONES ÚTILES / COPIA PEGA<text:s/></text:p>
          </table:table-cell>
        </table:table-row>
        <table:table-row table:style-name="TableRow120">
          <table:table-cell table:style-name="TableCell121">
            <text:p text:style-name="P122">/u2//rittz</text:p>
            <text:p text:style-name="P123">/CALCULATOR/</text:p>
          </table:table-cell>
          <table:table-cell table:style-name="TableCell124">
            <text:p text:style-name="P125">.isChecked() (:42)</text:p>
            <text:p text:style-name="P126">.putExtra (:52)</text:p>
            <text:p text:style-name="P127">.setChecked() (:32)</text:p>
            <text:p text:style-name="P128">USO DE getString del R.string string.xml(:43)</text:p>
          </table:table-cell>
        </table:table-row>
        <table:table-row table:style-name="TableRow129">
          <table:table-cell table:style-name="TableCell130">
            <text:p text:style-name="P131">/u2/…/rittz</text:p>
            <text:p text:style-name="P132">/FIBONACCI<text:s/>LAUNCHER/</text:p>
          </table:table-cell>
          <table:table-cell table:style-name="TableCell133">
            <text:p text:style-name="P134">getIntExtra (:41)</text:p>
            <text:p text:style-name="P135">getData (:40)</text:p>
            <text:p text:style-name="P136">toast (:47)</text:p>
          </table:table-cell>
        </table:table-row>
        <table:table-row table:style-name="TableRow137">
          <table:table-cell table:style-name="TableCell138">
            <text:p text:style-name="P139">/u2/…/rittz</text:p>
            <text:p text:style-name="P140">/ROCKPAPERSCISSORS/</text:p>
          </table:table-cell>
          <table:table-cell table:style-name="TableCell141">
            <text:p text:style-name="P142">Switch (:32)</text:p>
            <text:p text:style-name="P143"/>
          </table:table-cell>
        </table:table-row>
        <table:table-row table:style-name="TableRow144">
          <table:table-cell table:style-name="TableCell145">
            <text:p text:style-name="P146">/u3/…/rittz</text:p>
            <text:soft-page-break/>
            <text:p text:style-name="PreformattedText"><text:span text:style-name="T147">/LANZADOR ACTIVITY</text:span></text:p>
          </table:table-cell>
          <table:table-cell table:style-name="TableCell148">
            <text:p text:style-name="P149">Cast a textview<text:s/>(TextView) (SECOND_ACTIVITY :20)</text:p>
            <text:soft-page-break/>
            <text:p text:style-name="P150"><text:span text:style-name="T151">ButtonLaunch, Intent i =<text:s/></text:span><text:span text:style-name="T152">new<text:s/></text:span><text:span text:style-name="T153">Intent(etc<text:s/></text:span></text:p>
          </table:table-cell>
        </table:table-row>
        <text:soft-page-break/>
        <table:table-row table:style-name="TableRow154">
          <table:table-cell table:style-name="TableCell155">
            <text:p text:style-name="P156">/u3/…/rittz</text:p>
            <text:p text:style-name="P157">/LETTERANALYSIS/<text:s/></text:p>
          </table:table-cell>
          <table:table-cell table:style-name="TableCell158">
            <text:p text:style-name="P159">//Activity 2</text:p>
            <text:p text:style-name="P160"><text:span text:style-name="T161">Map ,<text:s/></text:span><text:span text:style-name="T162">containsKey,<text:s/></text:span><text:span text:style-name="T163">isAlphabetic,<text:s/></text:span><text:span text:style-name="T164">containsKey, put, Map.Entry, compareTo, sort, getKey</text:span></text:p>
          </table:table-cell>
        </table:table-row>
        <table:table-row table:style-name="TableRow165">
          <table:table-cell table:style-name="TableCell166">
            <text:p text:style-name="P167">/u3/…/rittz</text:p>
            <text:p text:style-name="PreformattedText"><text:span text:style-name="T168">/LETTERANALYSIS/<text:s/></text:span></text:p>
          </table:table-cell>
          <table:table-cell table:style-name="TableCell169">
            <text:p text:style-name="P170">//defining range of seekBar objects<text:s/></text:p>
            <text:p text:style-name="P171">setMax (MAIN)</text:p>
            <text:p text:style-name="P172"><text:span text:style-name="T173">//setting random color</text:span><text:span text:style-name="T174"><text:line-break/></text:span><text:span text:style-name="T175">seekBarRed</text:span><text:span text:style-name="T176">.setProgress((</text:span><text:span text:style-name="T177">int</text:span><text:span text:style-name="T178">)(Math.</text:span><text:span text:style-name="T179">random</text:span><text:span text:style-name="T180">() *<text:s/></text:span><text:span text:style-name="T181">MAX_RGB_VALUE</text:span><text:span text:style-name="T182">));(MAIN)</text:span></text:p>
            <text:p text:style-name="P183"/>
            <text:p text:style-name="P184"><text:span text:style-name="T185">getProgress<text:s/></text:span><text:span text:style-name="T186">(MAIN)</text:span></text:p>
            <text:p text:style-name="P187"/>
            <text:p text:style-name="P188">getSerializableExtra (ACTIVITY 2)</text:p>
            <text:p text:style-name="P189"/>
            <text:p text:style-name="P190"/>
            <text:p text:style-name="P191"/>
          </table:table-cell>
        </table:table-row>
        <table:table-row table:style-name="TableRow192"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  <text:p text:style-name="P207"/>
          </table:table-cell>
        </table:table-row>
        <table:table-row table:style-name="TableRow208"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</table:table-row>
        <table:table-row table:style-name="TableRow228"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</table:table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able:table table:style-name="Table271">
        <table:table-columns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librería</text:p>
          </table:table-cell>
          <table:table-cell table:style-name="TableCell277">
            <text:p text:style-name="P278">funciones</text:p>
          </table:table-cell>
        </table:table-row>
        <table:table-row table:style-name="TableRow279">
          <table:table-cell table:style-name="TableCell280">
            <text:p text:style-name="P281">&lt;stdio.h&gt;</text:p>
          </table:table-cell>
          <table:table-cell table:style-name="TableCell282">
            <text:p text:style-name="P283">scanf(), printf(), fgets()</text:p>
          </table:table-cell>
        </table:table-row>
        <table:table-row table:style-name="TableRow284">
          <table:table-cell table:style-name="TableCell285">
            <text:p text:style-name="P286">&lt;unistd.h&gt;</text:p>
          </table:table-cell>
          <table:table-cell table:style-name="TableCell287">
            <text:p text:style-name="P288">fork()</text:p>
          </table:table-cell>
        </table:table-row>
        <table:table-row table:style-name="TableRow289">
          <table:table-cell table:style-name="TableCell290">
            <text:p text:style-name="P291">&lt;sys/types.h&gt;</text:p>
          </table:table-cell>
          <table:table-cell table:style-name="TableCell292">
            <text:p text:style-name="P293">Pid, pid_t</text:p>
          </table:table-cell>
        </table:table-row>
        <table:table-row table:style-name="TableRow294">
          <table:table-cell table:style-name="TableCell295">
            <text:p text:style-name="P296">&lt;stdlib.h&gt;</text:p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>&lt;string.h&gt;</text:p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&lt;fcntl.h&gt;</text:p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>&lt;openssl/evp.h&gt;</text:p>
          </table:table-cell>
          <table:table-cell table:style-name="TableCell312">
            <text:p text:style-name="P313"/>
          </table:table-cell>
        </table:table-row>
        <table:table-row table:style-name="TableRow314">
          <table:table-cell table:style-name="TableCell315">
            <text:p text:style-name="P316">&lt;time.h&gt;</text:p>
          </table:table-cell>
          <table:table-cell table:style-name="TableCell317">
            <text:p text:style-name="P318">Clock, rand(), sleep()</text:p>
          </table:table-cell>
        </table:table-row>
        <table:table-row table:style-name="TableRow319">
          <table:table-cell table:style-name="TableCell320">
            <text:p text:style-name="P321">&lt;sys/wait.h&gt;</text:p>
          </table:table-cell>
          <table:table-cell table:style-name="TableCell322">
            <text:p text:style-name="P323">wait(NULL)</text:p>
          </table:table-cell>
        </table:table-row>
        <text:soft-page-break/>
        <table:table-row table:style-name="TableRow324">
          <table:table-cell table:style-name="TableCell325">
            <text:p text:style-name="P326">&lt;stdbool.h&gt;</text:p>
          </table:table-cell>
          <table:table-cell table:style-name="TableCell327">
            <text:p text:style-name="P328">bool</text:p>
          </table:table-cell>
        </table:table-row>
        <table:table-row table:style-name="TableRow329">
          <table:table-cell table:style-name="TableCell330">
            <text:p text:style-name="P331">&lt;ctype.h&gt;</text:p>
          </table:table-cell>
          <table:table-cell table:style-name="TableCell332">
            <text:p text:style-name="P333">Isalpha?</text:p>
          </table:table-cell>
        </table:table-row>
        <table:table-row table:style-name="TableRow334">
          <table:table-cell table:style-name="TableCell335">
            <text:p text:style-name="P336">&lt;signal.h&gt;</text:p>
          </table:table-cell>
          <table:table-cell table:style-name="TableCell337">
            <text:p text:style-name="P338">signal(i, signal_handler)</text:p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/>
      <text:p text:style-name="P351"/>
      <text:p text:style-name="P352">Importante:</text:p>
      <text:p text:style-name="P353"/>
      <text:p text:style-name="PreformattedText"><text:span text:style-name="T354">- Comparar strings<text:s/></text:span><text:span text:style-name="T355">→</text:span><text:span text:style-name="T356"><text:s/>strcmp(s1, s2) // ( = 0<text:s/></text:span><text:span text:style-name="T357">→</text:span><text:span text:style-name="T358"><text:s/>== | = 1<text:s/></text:span><text:span text:style-name="T359">→</text:span><text:span text:style-name="T360"><text:s/>!=) <text:s/></text:span></text:p>
      <text:p text:style-name="P361"/>
      <text:p text:style-name="PreformattedText"><text:span text:style-name="T362">-<text:s/></text:span><text:span text:style-name="T363">Convertir ascii/string a integer/float<text:s/></text:span><text:span text:style-name="T364">→</text:span><text:span text:style-name="T365"><text:s/>atoi(s), atof(s)</text:span></text:p>
      <text:p text:style-name="P366"/>
      <text:p text:style-name="PreformattedText"><text:span text:style-name="T367">- printf, scanf<text:s/></text:span><text:span text:style-name="T368">→</text:span><text:span text:style-name="T369"><text:s/>mismo formato que System.out.printf en Java.<text:s/></text:span><text:span text:style-name="T370">Scan incluye ‘&amp;’</text:span></text:p>
      <text:p text:style-name="P371"/>
      <text:p text:style-name="PreformattedText"><text:span text:style-name="T372">- Placeholders<text:s/></text:span><text:span text:style-name="T373">→</text:span><text:span text:style-name="T374"><text:s/>%i/%d/%u<text:s/></text:span><text:span text:style-name="T375">→</text:span><text:span text:style-name="T376"><text:s/>int | %f<text:s/></text:span><text:span text:style-name="T377">→</text:span><text:span text:style-name="T378"><text:s/>float, double | %c<text:s/></text:span><text:span text:style-name="T379">→</text:span><text:span text:style-name="T380"><text:s/>char | %s<text:s/></text:span><text:span text:style-name="T381">→</text:span><text:span text:style-name="T382"><text:s/>char[]/char*</text:span></text:p>
      <text:p text:style-name="PreformattedText"><text:span text:style-name="T383"><text:tab/></text:span><text:span text:style-name="T384"><text:tab/><text:s text:c="6"/>%p<text:s/></text:span><text:span text:style-name="T385">→</text:span><text:span text:style-name="T386"><text:s/>puntero | %h<text:s/></text:span><text:span text:style-name="T387">→</text:span><text:span text:style-name="T388"><text:s/></text:span><text:span text:style-name="T389">hex | %ld<text:s/></text:span><text:span text:style-name="T390">→</text:span><text:span text:style-name="T391"><text:s/>long</text:span></text:p>
      <text:p text:style-name="P392"/>
      <text:p text:style-name="PreformattedText"><text:span text:style-name="T393">- Convertir variables en cadena<text:s/></text:span><text:span text:style-name="T394">→</text:span><text:span text:style-name="T395"><text:s/>sprintf(s, “%f”, f) | sprintf(s, “%d”, i)</text:span></text:p>
      <text:p text:style-name="P396"/>
      <text:p text:style-name="PreformattedText"><text:span text:style-name="T397">- Longitud de cadena<text:s/></text:span><text:span text:style-name="T398">→</text:span><text:span text:style-name="T399"><text:s/>strlen(s) | Devuelve el valor real, no el buffer size</text:span></text:p>
      <text:p text:style-name="P400"/>
      <text:p text:style-name="P401">- Read/write(pipes): el método read devuelve un int con el número de bytes leídos,<text:s/>0 si llegó al final del archivo y -1 si hay un error. Por tanto, debe usarse en un bucle while con la condición mayor que cero:<text:line-break/><text:s/>· <text:s/>while (read(p[0],v,sizeof(v)) &gt; 0){</text:p>
      <text:p text:style-name="P402"><text:tab/>...</text:p>
      <text:p text:style-name="P403"><text:s text:c="4"/>}</text:p>
      <text:p text:style-name="P404"/>
      <text:p text:style-name="P405">- Pipe: para comprobar si un pipe se ejecutó corectamente:</text:p>
      <text:p text:style-name="PreformattedText"><text:span text:style-name="T406"><text:s/></text:span><text:span text:style-name="T407">· <text:s/></text:span><text:span text:style-name="T408">int my_pipe[2</text:span><text:span text:style-name="T409">];</text:span></text:p>
      <text:p text:style-name="PreformattedText"><text:span text:style-name="T410"><text:s text:c="2"/>if (pipe(my_pipe) == -1) {</text:span></text:p>
      <text:p text:style-name="PreformattedText"><text:span text:style-name="T411"><text:s text:c="4"/></text:span><text:span text:style-name="T412">perror("error al crear el pipe");</text:span></text:p>
      <text:p text:style-name="PreformattedText"><text:span text:style-name="T413"><text:s text:c="4"/>return 1;</text:span></text:p>
      <text:p text:style-name="P414"><text:span text:style-name="T415"><text:s text:c="2"/>}</text:span></text:p>
      <text:p text:style-name="P416">- Fork: para comprobar si un fork se no ejecutó correctamente:</text:p>
      <text:p text:style-name="PreformattedText"><text:span text:style-name="T417"><text:s/></text:span><text:span text:style-name="T418">·<text:s/></text:span><text:span text:style-name="T419">pid_t child_pid = fork();</text:span></text:p>
      <text:p text:style-name="PreformattedText"><text:span text:style-name="T420"><text:s text:c="2"/></text:span><text:span text:style-name="T421">if (child_pid == -1) {</text:span></text:p>
      <text:p text:style-name="PreformattedText"><text:span text:style-name="T422"><text:s text:c="4"/>perror("error al hacer el fork");</text:span></text:p>
      <text:p text:style-name="PreformattedText"><text:span text:style-name="T423"><text:s text:c="4"/>r</text:span><text:span text:style-name="T424">eturn 1;</text:span></text:p>
      <text:p text:style-name="P425"><text:span text:style-name="T426"><text:s text:c="4"/>}</text:span></text:p>
      <text:p text:style-name="P427"/>
      <text:p text:style-name="P4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2-01T09:50:00Z</dc:date>
    <meta:template xlink:href="Normal.dotm" xlink:type="simple"/>
    <meta:editing-cycles>8</meta:editing-cycles>
    <meta:editing-duration>PT3840S</meta:editing-duration>
    <meta:document-statistic meta:page-count="3" meta:paragraph-count="6" meta:word-count="538" meta:character-count="3492" meta:row-count="24" meta:non-whitespace-character-count="2960"/>
  </office:meta>
</office:document-meta>
</file>